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471e6" officeooo:paragraph-rsid="000471e6" style:font-size-asian="15.75pt" style:font-size-complex="18pt"/>
    </style:style>
    <style:style style:name="T1" style:family="text">
      <style:text-properties officeooo:rsid="000518f0"/>
    </style:style>
    <style:style style:name="T2" style:family="text">
      <style:text-properties officeooo:rsid="0005c2de"/>
    </style:style>
    <style:style style:name="T3" style:family="text">
      <style:text-properties officeooo:rsid="00061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faite :</text:p>
      <text:p text:style-name="P1">-Faire du maps</text:p>
      <text:p text:style-name="P1">-faire des saigné</text:p>
      <text:p text:style-name="P1">-passer des gaines</text:p>
      <text:p text:style-name="P1">-passer des cables electriques <text:span text:style-name="T1">grace a des </text:span>saignée</text:p>
      <text:p text:style-name="P1">-cablage d’apparaillage ( prise murale , inturrupteur va et vient et simple allumage)</text:p>
      <text:p text:style-name="P1">-faire passer des cable dans des trous caché grace a bande blanche</text:p>
      <text:p text:style-name="P1">-installer moulure</text:p>
      <text:p text:style-name="P1">-placer boitier bleu</text:p>
      <text:p text:style-name="P1">-faire passer des cable electrique par trou</text:p>
      <text:p text:style-name="P1">-<text:span text:style-name="T1">faire passer cable electrique dans des gaine</text:span></text:p>
      <text:p text:style-name="P1">-<text:span text:style-name="T1">denuder isolants cable</text:span></text:p>
      <text:p text:style-name="P1">-<text:span text:style-name="T1">mettre des apparaillage a niveau </text:span></text:p>
      <text:p text:style-name="P1">-<text:span text:style-name="T1">nettoyer apparaillage</text:span></text:p>
      <text:p text:style-name="P1">-<text:span text:style-name="T2">ranger materiel dans magasin</text:span></text:p>
      <text:p text:style-name="P1">-<text:span text:style-name="T3">utiliser echelle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7:50:19.588000000</meta:creation-date>
    <dc:date>2024-03-08T17:55:23.142000000</dc:date>
    <meta:editing-duration>PT5M2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6" meta:word-count="80" meta:character-count="518" meta:non-whitespace-character-count="452"/>
  </office:meta>
</office:document-meta>
</file>